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tyle mathvariant="bold">
          <mrow>
            <mi>S</mi>
          </mrow>
        </mstyle>
        <mo stretchy="false">̄</mo>
      </mover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frac>
        <mn>1</mn>
        <mn>2</mn>
      </mfrac>
      <mtext>Re</mtext>
      <mfenced open="(" close=")">
        <mrow>
          <msub>
            <mrow>
              <mover accent="true">
                <mstyle mathvariant="bold">
                  <mrow>
                    <mi>E</mi>
                  </mrow>
                </mstyle>
                <mo stretchy="false">̂</mo>
              </mover>
            </mrow>
            <mn>0</mn>
          </msub>
          <mrow>
            <mi/>
            <mo stretchy="false">×</mo>
            <mi/>
          </mrow>
          <msubsup>
            <mrow>
              <mover accent="true">
                <mstyle mathvariant="bold">
                  <mrow>
                    <mi>H</mi>
                  </mrow>
                </mstyle>
                <mo stretchy="false">̂</mo>
              </mover>
            </mrow>
            <mn>0</mn>
            <mrow>
              <mrow>
                <mphantom>
                  <mstyle>
                    <mrow>
                      <mn>.</mn>
                    </mrow>
                  </mstyle>
                </mphantom>
                <mo stretchy="false">∗</mo>
                <mphantom>
                  <mstyle>
                    <mrow>
                      <mn>.</mn>
                    </mrow>
                  </mstyle>
                </mphantom>
              </mrow>
            </mrow>
          </msubsup>
        </mrow>
      </mfenced>
    </mrow>
    <annotation encoding="StarMath 5.0">bar bold S(bold r, t) `=` 1 over 2 "Re" left ( {hat bold E}_0 `times` {hat bold H}_0^{phantom . * phantom .}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0:57:23.665000000</meta:creation-date>
    <meta:generator>LibreOffice/4.1.4.2$Windows_x86 LibreOffice_project/0a0440ccc0227ad9829de5f46be37cfb6edcf72</meta:generator>
  </office:meta>
</office:document-meta>
</file>